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ddaef"/>
    </style:style>
    <style:style style:name="T1" style:family="text">
      <style:text-properties fo:font-size="14pt" style:font-size-asian="14pt" style:font-size-complex="14pt"/>
    </style:style>
    <style:style style:name="T2" style:family="text">
      <style:text-properties fo:font-size="14pt" officeooo:rsid="000ddaef"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0ddaef" style:font-size-asian="14pt" style:font-weight-asian="bold" style:font-size-complex="14pt" style:font-weight-complex="bold"/>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style:text-underline-style="solid" style:text-underline-width="auto" style:text-underline-color="font-color" style:font-size-asian="14pt" style:font-size-complex="14pt"/>
    </style:style>
    <style:style style:name="T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8"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9" style:family="text">
      <style:text-properties fo:font-size="14pt" fo:font-style="italic" officeooo:rsid="000ddaef" style:font-size-asian="14pt" style:font-style-asian="italic" style:font-size-complex="14pt" style:font-style-complex="italic"/>
    </style:style>
    <style:style style:name="T10" style:family="text">
      <style:text-properties officeooo:rsid="000ddaef"/>
    </style:style>
    <style:style style:name="T11" style:family="text">
      <style:text-properties fo:font-size="20pt" style:font-size-asian="20pt" style:font-size-complex="20pt"/>
    </style:style>
    <style:style style:name="T12" style:family="text">
      <style:text-properties fo:color="#c9211e" fo:font-size="20pt" fo:font-weight="bold" style:font-size-asian="20pt" style:font-weight-asian="bold" style:font-size-complex="20pt" style:font-weight-complex="bold"/>
    </style:style>
    <style:style style:name="T13" style:family="text">
      <style:text-properties fo:color="#c9211e" fo:font-size="20pt" fo:font-weight="bold" officeooo:rsid="000ddaef" style:font-size-asian="20pt" style:font-weight-asian="bold" style:font-size-complex="20pt" style:font-weight-complex="bold"/>
    </style:style>
    <style:style style:name="T14" style:family="text">
      <style:text-properties fo:font-size="16pt" style:font-size-asian="16pt" style:font-size-complex="16pt"/>
    </style:style>
    <style:style style:name="T15" style:family="text">
      <style:text-properties fo:font-size="16pt" fo:font-weight="bold" style:font-size-asian="16pt" style:font-weight-asian="bold" style:font-size-complex="16pt" style:font-weight-complex="bold"/>
    </style:style>
    <style:style style:name="T16" style:family="text">
      <style:text-properties fo:color="#3465a4" fo:font-size="16pt" fo:font-weight="bold" style:font-size-asian="16pt" style:font-weight-asian="bold" style:font-size-complex="16pt" style:font-weight-complex="bold"/>
    </style:style>
    <style:style style:name="T17" style:family="text">
      <style:text-properties fo:color="#3465a4" fo:font-size="16pt" style:font-size-asian="16pt" style:font-size-complex="16pt"/>
    </style:style>
    <style:style style:name="T18" style:family="text">
      <style:text-properties fo:color="#3465a4" fo:font-size="18pt" fo:font-weight="bold" style:font-size-asian="18pt" style:font-weight-asian="bold" style:font-size-complex="18pt" style:font-weight-complex="bold"/>
    </style:style>
    <style:style style:name="T19" style:family="text">
      <style:text-properties fo:color="#3465a4" fo:font-size="18pt" fo:font-weight="bold" officeooo:rsid="000ddaef" style:font-size-asian="18pt" style:font-weight-asian="bold" style:font-size-complex="18pt" style:font-weight-complex="bold"/>
    </style:style>
    <style:style style:name="T20" style:family="text">
      <style:text-properties fo:color="#3465a4" fo:font-size="20pt" style:font-size-asian="20pt" style:font-size-complex="20pt"/>
    </style:style>
    <style:style style:name="T21" style:family="text">
      <style:text-properties fo:font-size="15pt" style:font-size-asian="15pt" style:font-size-complex="15pt"/>
    </style:style>
    <style:style style:name="T22" style:family="text">
      <style:text-properties fo:font-size="15pt" fo:font-weight="bold" style:font-size-asian="15pt" style:font-weight-asian="bold" style:font-size-complex="15pt" style:font-weight-complex="bold"/>
    </style:style>
    <style:style style:name="T23" style:family="text">
      <style:text-properties fo:font-size="18pt" fo:font-weight="bold" officeooo:rsid="000ddaef" style:font-size-asian="18pt" style:font-weight-asian="bold" style:font-size-complex="18pt" style:font-weight-complex="bold"/>
    </style:style>
    <style:style style:name="T24" style:family="text">
      <style:text-properties fo:color="#d62e4e" fo:font-size="18pt" fo:font-weight="bold" officeooo:rsid="000ddaef" style:font-size-asian="18pt" style:font-weight-asian="bold"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 <text:s/><text:span text:style-name="T10"><text:s text:c="32"/></text:span><text:span text:style-name="T13"><text:s/></text:span><text:span text:style-name="T12">Keywords and Identifiers in Python </text:span><text:span text:style-name="T1"><text:line-break/><text:line-break/><text:line-break/></text:span><text:span text:style-name="T18">1. Keywords in Python</text:span><text:span text:style-name="T1"><text:line-break/><text:line-break/></text:span><text:span text:style-name="T22">What are Keywords?</text:span><text:span text:style-name="T1"><text:line-break/><text:line-break/>Keywords are the reserved words in Python that have special meaning. These are the words that Python uses to define the structure and rules of the language. Since they have specific meanings, you cannot use them as variable names or identifiers.<text:line-break/><text:line-break/>Python has a fixed number of keywords. These keywords cannot be changed or modified by the user. They are used to perform specific tasks like making decisions, looping, defining functions, handling errors, and more.<text:line-break/><text:line-break/><text:line-break/></text:span><text:span text:style-name="T21">How to see all keywords in Python:</text:span><text:span text:style-name="T1"><text:line-break/><text:line-break/>You can use the following code to list all the keywords available in your version of Python.<text:line-break/><text:line-break/> <text:s text:c="14"/><text:line-break/></text:span><text:span text:style-name="T3">import keyword<text:line-break/>print(keyword.kwlist)</text:span><text:span text:style-name="T1"><text:line-break/></text:span></text:p>
      <text:p text:style-name="P1"><text:span text:style-name="T1"><text:s text:c="10"/></text:span><text:span text:style-name="T2"><text:s text:c="8"/></text:span><text:span text:style-name="T1"><text:line-break/><text:line-break/>Examples of Python Keywords and Syntax:<text:line-break/><text:line-break/>1. if, elif, else – Used for decision making<text:line-break/><text:line-break/>marks = 85<text:line-break/>if marks &gt;= 90:<text:line-break/> <text:s text:c="3"/>print("Grade A")<text:line-break/>elif marks &gt;= 75:<text:line-break/> <text:s text:c="3"/>print("Grade B")<text:line-break/>else:<text:line-break/> <text:s text:c="3"/>print("Grade C")<text:line-break/><text:line-break/>Explanation:<text:line-break/></text:span><text:soft-page-break/><text:span text:style-name="T1">Here, if, elif, and else are keywords used to check conditions and decide which block of code to run.<text:line-break/><text:line-break/><text:line-break/></text:span><text:span text:style-name="T3">import, as – Used to include external modules</text:span><text:span text:style-name="T1"><text:line-break/><text:line-break/>import math as m<text:line-break/>print(m.sqrt(16))<text:line-break/><text:line-break/></text:span><text:span text:style-name="T6">Explanation:</text:span><text:span text:style-name="T1"><text:line-break/>import is used to bring a module into your code. as is used to give it a short name.<text:line-break/><text:line-break/><text:line-break/></text:span><text:span text:style-name="T6">Some other important keywords include:</text:span><text:span text:style-name="T1"><text:line-break/><text:line-break/>class – used to define a class<text:line-break/><text:line-break/>pass – a placeholder when no code is needed<text:line-break/><text:line-break/>break and continue – used inside loops<text:line-break/><text:line-break/>and, or, not – logical operators<text:line-break/><text:line-break/>True, False, None – special constant values<text:line-break/><text:line-break/><text:line-break/></text:span><text:span text:style-name="T20">2. Identifiers in Python</text:span><text:span text:style-name="T1"><text:line-break/><text:line-break/></text:span><text:span text:style-name="T15">What are Identifiers?</text:span><text:span text:style-name="T1"><text:line-break/><text:line-break/>Identifiers are the names used by the programmer to name variables, functions, classes, objects, and modules. These are the names you create to identify and store values.<text:line-break/><text:line-break/>For example:<text:line-break/><text:line-break/>name = "Ravi"<text:line-break/>age = 22<text:line-break/><text:line-break/>In the above example, name and age are identifiers.<text:line-break/><text:line-break/><text:line-break/></text:span><text:soft-page-break/><text:span text:style-name="T1">---<text:line-break/><text:line-break/></text:span><text:span text:style-name="T6">Rules for Writing Identifiers:</text:span><text:span text:style-name="T1"><text:line-break/><text:line-break/>1. Identifiers can only start with a letter (A-Z or a-z) or an underscore (_).<text:line-break/><text:line-break/><text:line-break/>2. After the first character, you can use letters, digits (0–9), or underscores.<text:line-break/><text:line-break/><text:line-break/>3. Identifiers cannot start with a digit.<text:line-break/><text:line-break/><text:line-break/>4. Identifiers cannot be the same as any Python keyword.<text:line-break/><text:line-break/><text:line-break/>5. Python is case-sensitive, so name and Name are two different identifiers.<text:line-break/><text:line-break/><text:line-break/></text:span><text:span text:style-name="T6">Valid Identifiers:</text:span><text:span text:style-name="T1"><text:line-break/><text:line-break/>student = "Amit"<text:line-break/>_total = 500<text:line-break/>score1 = 95<text:line-break/><text:line-break/>These are valid because they follow the rules.<text:line-break/><text:line-break/></text:span><text:span text:style-name="T6">Invalid Identifiers:</text:span><text:span text:style-name="T1"><text:line-break/><text:line-break/>1name = "Kiran" <text:s text:c="5"/># Invalid: starts with digit<text:line-break/>for = 100 <text:s text:c="11"/># Invalid: 'for' is a keyword<text:line-break/>student-name = "Ram" # Invalid: contains a hyphen<text:line-break/><text:line-break/>These examples are incorrect and will cause errors.<text:line-break/><text:line-break/><text:line-break/><text:line-break/></text:span><text:span text:style-name="T6">Best Practices for Identifiers</text:span><text:span text:style-name="T1"><text:line-break/><text:line-break/>Always use meaningful names. For example, use total_marks instead of just tm.<text:line-break/><text:line-break/>Use lowercase letters for variable and function names.<text:line-break/></text:span><text:soft-page-break/><text:span text:style-name="T1"><text:line-break/>Use uppercase letters for constants. For example, PI = 3.14.<text:line-break/><text:line-break/>Use underscores to separate words in long na</text:span><text:span text:style-name="T2">m</text:span><text:span text:style-name="T1">es like student_name.<text:line-break/><text:line-break/><text:line-break/><text:line-break/></text:span><text:span text:style-name="T16">Difference Between Keywords and Identifiers</text:span><text:span text:style-name="T1"><text:line-break/><text:line-break/>Keywords are predefined and reserved by Python. You cannot use them as names for anything in your program.<text:line-break/><text:line-break/>Identifiers are names created by the programmer to label variables, functions, etc.<text:line-break/><text:line-break/>Keywords are fixed in number and cannot be changed. Identifiers can be anything, as long as they follow the rules.<text:line-break/><text:line-break/><text:line-break/></text:span><text:span text:style-name="T8">Important Points to Remember<text:line-break/></text:span><text:span text:style-name="T1"><text:line-break/>Don’t use special characters like @, #, $, %, -, etc. in identifiers.<text:line-break/><text:line-break/>Avoid using single-letter identifiers unless they are used in loops (i, j, etc.).<text:line-break/><text:line-break/>Keep your identifier names simple, readable, and meaningful.<text:line-break/><text:line-break/><text:line-break/><text:line-break/></text:span><text:span text:style-name="T7">Conclusion</text:span><text:span text:style-name="T1"><text:line-break/><text:line-break/>Keywords and Identifiers are very important in Python programming. Keywords help Python understand what operation you want to perform, while identifiers help you store and manage data.<text:line-break/><text:line-break/>By understanding how to use them properly and following the rules, students can write better, cleaner, and error-free code.<text:line-break/><text:line-break/></text:span></text:p>
      <text:p text:style-name="P1"><text:span text:style-name="T1"><text:s text:c="31"/></text:span><text:span text:style-name="T24">Like share &amp; subscrib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4-30T22:54:15.644000000</meta:creation-date>
    <dc:date>2025-04-30T23:04:02.457000000</dc:date>
    <meta:editing-duration>PT9M47S</meta:editing-duration>
    <meta:editing-cycles>1</meta:editing-cycles>
    <meta:document-statistic meta:table-count="0" meta:image-count="0" meta:object-count="0" meta:page-count="4" meta:paragraph-count="3" meta:word-count="590" meta:character-count="3839" meta:non-whitespace-character-count="3038"/>
    <meta:generator>Neat_Office/6.2.8.2$Windows_x86 LibreOffice_project/</meta:generator>
  </office:meta>
</office:document-meta>
</file>